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rsid="001fea9d" officeooo:paragraph-rsid="001fea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karyote </text:p>
      <text:p text:style-name="P1"/>
      <text:p text:style-name="P1">In bacteria such as Escherichia coli, about 1,000 of the 4,000 genes</text:p>
      <text:p text:style-name="P1">are expressed at any given time. If conditions change, some genes are</text:p>
      <text:p text:style-name="P1">turned off and others are switched on</text:p>
      <text:p text:style-name="P1"/>
      <text:p text:style-name="P1">Efficiency Versus Rapid</text:p>
      <text:p text:style-name="P1">Response</text:p>
      <text:p text:style-name="P1">Two common regulatory mechanisms</text:p>
      <text:p text:style-name="P1">serve two separate needs. For an</text:p>
      <text:p text:style-name="P1">efficient response—in other words,</text:p>
      <text:p text:style-name="P1">one requiring less energy—the</text:p>
      <text:p text:style-name="P1">gene is often regulated at the level</text:p>
      <text:p text:style-name="P1">of transcription. When a rapid</text:p>
      <text:p text:style-name="P1">response is needed, a precursor</text:p>
      <text:p text:style-name="P1">protein is produced in advance and</text:p>
      <text:p text:style-name="P1">then rapidly converted to an active</text:p>
      <text:p text:style-name="P1">protein when the conditions warrant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1T15:55:32.339422254</meta:creation-date>
    <dc:date>2021-01-01T18:19:33.430696143</dc:date>
    <meta:editing-duration>PT1H3M40S</meta:editing-duration>
    <meta:editing-cycles>1</meta:editing-cycles>
    <meta:document-statistic meta:table-count="0" meta:image-count="0" meta:object-count="0" meta:page-count="1" meta:paragraph-count="16" meta:word-count="90" meta:character-count="545" meta:non-whitespace-character-count="472"/>
    <meta:generator>LibreOffice/7.0.3.1$Linux_X86_64 LibreOffice_project/00$Build-1</meta:generator>
  </office:meta>
</office:document-meta>
</file>